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bol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Grant</text:p>
      <text:p text:style-name="P2">102-305 Wharncliffe Road North, London, Ontario, Canada, N6G 1E1</text:p>
      <text:p text:style-name="P2">Email: <text:a xlink:type="simple" xlink:href="mailto:jgrant63@uwo.ca">jgrant63@uwo.ca</text:a>, Mobile: (226) 373-0152, Home: (519) 434-5604</text:p>
      <text:p text:style-name="P2"/>
      <text:p text:style-name="P3"/>
      <text:p text:style-name="P3"/>
      <text:p text:style-name="P3"/>
      <text:p text:style-name="P3"/>
      <text:p text:style-name="P3"/>
      <text:p text:style-name="P3">To Whom It May Concern, </text:p>
      <text:p text:style-name="P3"/>
      <text:p text:style-name="P3">I would like to formally apply for the <text:span text:style-name="T1">pension analyst</text:span> position. With my strengths in both abstract and analytical problem solving skills and an outgoing personality with strong initiative, I feel I am a prime candidate for the position.</text:p>
      <text:p text:style-name="P3"/>
      <text:p text:style-name="P3">I am currently completing my Master's in applied mathematics. In my research, I have encountered many quantitative problems from a variety of areas in applied mathematics, including financial models of option pricing and Monte Carlo methods. Solving problems related to these fields allowed me to become comfortable employing scientific tools effectively, as well as developing logical thinking skills. As well, attention to detail has been a crucial part of the research work I have undertaken, particularly in developing mathematical models and programming simulations. In addition, my communication abilities have been strengthened by experience presenting at national and international scientific meetings. With these experiences, I am confident in my scientific and technical communication abilities. I am more than willing to apply such skills and knowledge to quantitative problems in modeling and analyzing aspects of pension plans. </text:p>
      <text:p text:style-name="P3"/>
      <text:p text:style-name="P3">Lastly, in addition to my technical qualifications, I also have an outgoing personality conducive to inter-personal communication. I am a self-starter who can both take initiative as well as follow the leadership of others. In addition, <text:s/>of responsibility and dedication to the current project I am working on. I believe these characteristics make me a prime candidate for the position. I have also included my resume for your consideration, and would be very appreciative to receive further consideration. Thank you for this opportunity. </text:p>
      <text:p text:style-name="P3"/>
      <text:p text:style-name="P3">Sincerely, </text:p>
      <text:p text:style-name="P3"/>
      <text:p text:style-name="P3"/>
      <text:p text:style-name="P3">Joshua Grant</text:p>
      <text:p text:style-name="P3"/>
      <text:p text:style-name="P4"/>
      <text:p text:style-name="P3"/>
      <text:p text:style-name="P3"/>
      <text:p text:style-name="P2"/>
      <text:p text:style-name="P3"/>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3-12T11:14:47</meta:creation-date>
    <dc:creator>Joshua Grant</dc:creator>
    <dc:date>2009-06-26T11:55:59</dc:date>
    <meta:editing-cycles>28</meta:editing-cycles>
    <meta:editing-duration>PT1H4M23S</meta:editing-duration>
    <meta:user-defined meta:name="Info 1"/>
    <meta:user-defined meta:name="Info 2"/>
    <meta:user-defined meta:name="Info 3"/>
    <meta:user-defined meta:name="Info 4"/>
    <meta:document-statistic meta:table-count="0" meta:image-count="0" meta:object-count="0" meta:page-count="1" meta:paragraph-count="9" meta:word-count="290" meta:character-count="1908"/>
  </office:meta>
</office:document-meta>
</file>